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ellipse draw:style-name="gr1" draw:text-style-name="P1" draw:layer="layout" svg:width="4cm" svg:height="1.5cm" svg:x="3.5cm" svg:y="6.8cm">
          <text:p text:style-name="P1"><text:span text:style-name="T1">ネットワーク</text:span><text:span text:style-name="T1">A</text:span></text:p>
        </draw:ellipse>
        <draw:ellipse draw:style-name="gr1" draw:text-style-name="P1" draw:layer="layout" svg:width="4cm" svg:height="1.5cm" svg:x="9.1cm" svg:y="7.3cm">
          <text:p text:style-name="P1"><text:span text:style-name="T1">ネットワーク</text:span><text:span text:style-name="T1">B</text:span></text:p>
        </draw:ellipse>
        <draw:ellipse draw:style-name="gr1" draw:text-style-name="P1" draw:layer="layout" svg:width="4cm" svg:height="1.5cm" svg:x="14.6cm" svg:y="6.8cm">
          <text:p text:style-name="P1"><text:span text:style-name="T1">ネットワーク</text:span><text:span text:style-name="T1">C</text:span></text:p>
        </draw:ellipse>
        <draw:rect draw:style-name="gr1" draw:text-style-name="P1" draw:layer="layout" svg:width="3.5cm" svg:height="1cm" svg:x="6.5cm" svg:y="4.5cm">
          <text:p text:style-name="P1"><text:span text:style-name="T1">中継役</text:span><text:span text:style-name="T1">1</text:span></text:p>
        </draw:rect>
        <draw:rect draw:style-name="gr1" draw:text-style-name="P1" draw:layer="layout" svg:width="3.5cm" svg:height="1cm" svg:x="12.3cm" svg:y="4.5cm">
          <text:p text:style-name="P1"><text:span text:style-name="T1">中継役</text:span><text:span text:style-name="T1">2</text:span></text:p>
        </draw:rect>
        <draw:custom-shape draw:style-name="gr2" draw:text-style-name="P1" draw:layer="layout" svg:width="4.5cm" svg:height="1.5cm" svg:x="8cm" svg:y="2cm">
          <text:p text:style-name="P2"><text:span text:style-name="T1">ネットワーク</text:span><text:span text:style-name="T1">C</text:span><text:span text:style-name="T1">へは</text:span></text:p>
          <text:p text:style-name="P2"><text:span text:style-name="T1">中継役</text:span><text:span text:style-name="T1">2</text:span><text:span text:style-name="T1">に転送</text:span></text:p>
          <draw:enhanced-geometry svg:viewBox="0 0 21600 21600" draw:text-areas="800 800 20800 20800" draw:mirror-horizontal="false" draw:mirror-vertical="false" draw:type="round-rectangular-callout" draw:modifiers="5965.07442790491 31817.1885409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4.5cm" svg:height="1.5cm" svg:x="13.9cm" svg:y="2cm">
          <text:p text:style-name="P2"><text:span text:style-name="T1">ネットワーク</text:span><text:span text:style-name="T1">A</text:span><text:span text:style-name="T1">へは</text:span></text:p>
          <text:p text:style-name="P2"><text:span text:style-name="T1">中継役</text:span><text:span text:style-name="T1">1</text:span><text:span text:style-name="T1">に転送</text:span></text:p>
          <draw:enhanced-geometry svg:viewBox="0 0 21600 21600" draw:text-areas="800 800 20800 20800" draw:mirror-horizontal="false" draw:mirror-vertical="false" draw:type="round-rectangular-callout" draw:modifiers="5965.07442790491 31817.1885409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cm" svg:height="1.5cm" svg:x="6.5cm" svg:y="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2cm" svg:x="9cm" svg:y="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2cm" svg:x="12.2cm" svg:y="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1.5cm" svg:x="14.5cm" svg:y="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8.207cm" svg:height="1.739cm" svg:x="19cm" svg:y="4.761cm">
          <draw:text-box>
            <text:p><text:span text:style-name="T1">中継役は、直接接続していない</text:span></text:p>
            <text:p><text:span text:style-name="T1">ネットワークへの転送は</text:span></text:p>
            <text:p><text:span text:style-name="T1">どこに任せればいいかを知っている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1T21:36:33.81</meta:creation-date>
    <dc:date>2010-11-21T21:56:51.87</dc:date>
    <meta:editing-duration>PT00H05M06S</meta:editing-duration>
    <meta:editing-cycles>3</meta:editing-cycles>
    <meta:generator>OpenOffice.org/3.2$Win32 OpenOffice.org_project/320m18$Build-9502</meta:generator>
    <meta:document-statistic meta:object-count="12"/>
  </office:meta>
</office:document-meta>
</file>